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78.46mm"/>
    </style:style>
    <style:style style:name="co5" style:family="table-column">
      <style:table-column-properties fo:break-before="auto" style:column-width="1.98mm"/>
    </style:style>
    <style:style style:name="co6" style:family="table-column">
      <style:table-column-properties fo:break-before="auto" style:column-width="3.47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number-columns-repeated="3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49" table:default-cell-style-name="ce2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5-9 國內能源消費（按用途區分）</text:p>
          </table:table-cell>
          <table:covered-table-cell table:number-columns-repeated="5" table:style-name="ce9"/>
          <table:table-cell table:style-name="ce35" table:number-columns-repeated="1018"/>
        </table:table-row>
        <table:table-row table:style-name="ro2">
          <table:table-cell table:number-columns-repeated="2"/>
          <table:table-cell table:style-name="ce16"/>
          <table:table-cell table:style-name="ce21" table:number-columns-repeated="2"/>
          <table:table-cell table:style-name="ce31" office:value-type="string" calcext:value-type="string">
            <text:p>單位：公秉油當量</text:p>
          </table:table-cell>
          <table:table-cell table:style-name="ce36" table:number-columns-repeated="1018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月</text:p>
          </table:table-cell>
          <table:covered-table-cell table:number-columns-repeated="2" table:style-name="ce10"/>
          <table:table-cell table:style-name="ce22" office:value-type="string" calcext:value-type="string">
            <text:p>合計</text:p>
          </table:table-cell>
          <table:table-cell table:style-name="ce22" office:value-type="string" calcext:value-type="string">
            <text:p>能源用</text:p>
          </table:table-cell>
          <table:table-cell table:style-name="ce22" office:value-type="string" calcext:value-type="string">
            <text:p>非能源用</text:p>
          </table:table-cell>
          <table:table-cell table:style-name="ce36" table:number-columns-repeated="1018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1"/>
          <table:table-cell table:style-name="ce17"/>
          <table:table-cell table:style-name="ce23" office:value-type="float" office:value="68521058.9175392" calcext:value-type="float">
            <text:p><text:s/>68,521,059 <text:s text:c="43"/></text:p>
          </table:table-cell>
          <table:table-cell table:style-name="ce28" office:value-type="float" office:value="53592088.9869087" calcext:value-type="float">
            <text:p><text:s/>53,592,089 <text:s text:c="43"/></text:p>
          </table:table-cell>
          <table:table-cell table:style-name="ce32" office:value-type="float" office:value="14928969.9306305" calcext:value-type="float">
            <text:p><text:s/>14,928,970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2"/>
          <table:table-cell table:style-name="ce18"/>
          <table:table-cell table:style-name="ce24" office:value-type="float" office:value="72246199.8963865" calcext:value-type="float">
            <text:p><text:s/>72,246,200 <text:s text:c="43"/></text:p>
          </table:table-cell>
          <table:table-cell table:style-name="ce29" office:value-type="float" office:value="55321106.7009872" calcext:value-type="float">
            <text:p><text:s/>55,321,107 <text:s text:c="43"/></text:p>
          </table:table-cell>
          <table:table-cell table:style-name="ce33" office:value-type="float" office:value="16925093.1953993" calcext:value-type="float">
            <text:p><text:s/>16,925,093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2"/>
          <table:table-cell table:style-name="ce18"/>
          <table:table-cell table:style-name="ce24" office:value-type="float" office:value="75578127.1967756" calcext:value-type="float">
            <text:p><text:s/>75,578,127 <text:s text:c="43"/></text:p>
          </table:table-cell>
          <table:table-cell table:style-name="ce29" office:value-type="float" office:value="57782402.3620744" calcext:value-type="float">
            <text:p><text:s/>57,782,402 <text:s text:c="43"/></text:p>
          </table:table-cell>
          <table:table-cell table:style-name="ce33" office:value-type="float" office:value="17795724.8347012" calcext:value-type="float">
            <text:p><text:s/>17,795,725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2"/>
          <table:table-cell table:style-name="ce18"/>
          <table:table-cell table:style-name="ce24" office:value-type="float" office:value="76845079.1179301" calcext:value-type="float">
            <text:p><text:s/>76,845,079 <text:s text:c="43"/></text:p>
          </table:table-cell>
          <table:table-cell table:style-name="ce29" office:value-type="float" office:value="59281659.1035795" calcext:value-type="float">
            <text:p><text:s/>59,281,659 <text:s text:c="43"/></text:p>
          </table:table-cell>
          <table:table-cell table:style-name="ce33" office:value-type="float" office:value="17563420.0143506" calcext:value-type="float">
            <text:p><text:s/>17,563,420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2"/>
          <table:table-cell table:style-name="ce18"/>
          <table:table-cell table:style-name="ce24" office:value-type="float" office:value="77873176.8234545" calcext:value-type="float">
            <text:p><text:s/>77,873,177 <text:s text:c="43"/></text:p>
          </table:table-cell>
          <table:table-cell table:style-name="ce29" office:value-type="float" office:value="60020088.5676474" calcext:value-type="float">
            <text:p><text:s/>60,020,089 <text:s text:c="43"/></text:p>
          </table:table-cell>
          <table:table-cell table:style-name="ce33" office:value-type="float" office:value="17853088.2558071" calcext:value-type="float">
            <text:p><text:s/>17,853,088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2"/>
          <table:table-cell table:style-name="ce18"/>
          <table:table-cell table:style-name="ce24" office:value-type="float" office:value="82573458.6181733" calcext:value-type="float">
            <text:p><text:s/>82,573,459 <text:s text:c="43"/></text:p>
          </table:table-cell>
          <table:table-cell table:style-name="ce29" office:value-type="float" office:value="60208129.2204111" calcext:value-type="float">
            <text:p><text:s/>60,208,129 <text:s text:c="43"/></text:p>
          </table:table-cell>
          <table:table-cell table:style-name="ce33" office:value-type="float" office:value="22365329.3977621" calcext:value-type="float">
            <text:p><text:s/>22,365,329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2"/>
          <table:table-cell table:style-name="ce18"/>
          <table:table-cell table:style-name="ce24" office:value-type="float" office:value="79283477.3864711" calcext:value-type="float">
            <text:p><text:s/>79,283,477 <text:s text:c="43"/></text:p>
          </table:table-cell>
          <table:table-cell table:style-name="ce29" office:value-type="float" office:value="57032508.1732154" calcext:value-type="float">
            <text:p><text:s/>57,032,508 <text:s text:c="43"/></text:p>
          </table:table-cell>
          <table:table-cell table:style-name="ce33" office:value-type="float" office:value="22250969.2132556" calcext:value-type="float">
            <text:p><text:s/>22,250,969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2"/>
          <table:table-cell table:style-name="ce18"/>
          <table:table-cell table:style-name="ce24" office:value-type="float" office:value="78894264.6725438" calcext:value-type="float">
            <text:p><text:s/>78,894,265 <text:s text:c="43"/></text:p>
          </table:table-cell>
          <table:table-cell table:style-name="ce29" office:value-type="float" office:value="55416031.9667025" calcext:value-type="float">
            <text:p><text:s/>55,416,032 <text:s text:c="43"/></text:p>
          </table:table-cell>
          <table:table-cell table:style-name="ce33" office:value-type="float" office:value="23478232.7058413" calcext:value-type="float">
            <text:p><text:s/>23,478,233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2"/>
          <table:table-cell table:style-name="ce18"/>
          <table:table-cell table:style-name="ce24" office:value-type="float" office:value="83999097.0449756" calcext:value-type="float">
            <text:p><text:s/>83,999,097 <text:s text:c="43"/></text:p>
          </table:table-cell>
          <table:table-cell table:style-name="ce29" office:value-type="float" office:value="59194918.5736176" calcext:value-type="float">
            <text:p><text:s/>59,194,919 <text:s text:c="43"/></text:p>
          </table:table-cell>
          <table:table-cell table:style-name="ce33" office:value-type="float" office:value="24804178.471358" calcext:value-type="float">
            <text:p><text:s/>24,804,178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2"/>
          <table:table-cell table:style-name="ce18"/>
          <table:table-cell table:style-name="ce24" office:value-type="float" office:value="81634789.5301174" calcext:value-type="float">
            <text:p><text:s/>81,634,790 <text:s text:c="43"/></text:p>
          </table:table-cell>
          <table:table-cell table:style-name="ce29" office:value-type="float" office:value="59679101.1839268" calcext:value-type="float">
            <text:p><text:s/>59,679,101 <text:s text:c="43"/></text:p>
          </table:table-cell>
          <table:table-cell table:style-name="ce33" office:value-type="float" office:value="21955688.3461905" calcext:value-type="float">
            <text:p><text:s/>21,955,688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2"/>
          <table:table-cell table:style-name="ce18"/>
          <table:table-cell table:style-name="ce24" office:value-type="float" office:value="81876687.3204589" calcext:value-type="float">
            <text:p><text:s/>81,876,687 <text:s text:c="43"/></text:p>
          </table:table-cell>
          <table:table-cell table:style-name="ce29" office:value-type="float" office:value="58963932.6410401" calcext:value-type="float">
            <text:p><text:s/>58,963,933 <text:s text:c="43"/></text:p>
          </table:table-cell>
          <table:table-cell table:style-name="ce33" office:value-type="float" office:value="22912754.6794189" calcext:value-type="float">
            <text:p><text:s/>22,912,755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2"/>
          <table:table-cell table:style-name="ce18"/>
          <table:table-cell table:style-name="ce24" office:value-type="float" office:value="84575956.2994901" calcext:value-type="float">
            <text:p><text:s/>84,575,956 <text:s text:c="43"/></text:p>
          </table:table-cell>
          <table:table-cell table:style-name="ce29" office:value-type="float" office:value="59646138.8073813" calcext:value-type="float">
            <text:p><text:s/>59,646,139 <text:s text:c="43"/></text:p>
          </table:table-cell>
          <table:table-cell table:style-name="ce33" office:value-type="float" office:value="24929817.4921089" calcext:value-type="float">
            <text:p><text:s/>24,929,817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2"/>
          <table:table-cell table:style-name="ce18"/>
          <table:table-cell table:style-name="ce24" office:value-type="float" office:value="85751102.4653805" calcext:value-type="float">
            <text:p><text:s/>85,751,102 <text:s text:c="43"/></text:p>
          </table:table-cell>
          <table:table-cell table:style-name="ce29" office:value-type="float" office:value="60322769.4921936" calcext:value-type="float">
            <text:p><text:s/>60,322,769 <text:s text:c="43"/></text:p>
          </table:table-cell>
          <table:table-cell table:style-name="ce33" office:value-type="float" office:value="25428332.9731869" calcext:value-type="float">
            <text:p><text:s/>25,428,333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2"/>
          <table:table-cell table:style-name="ce18"/>
          <table:table-cell table:style-name="ce24" office:value-type="float" office:value="86013262.9499222" calcext:value-type="float">
            <text:p><text:s/>86,013,263 <text:s text:c="43"/></text:p>
          </table:table-cell>
          <table:table-cell table:style-name="ce29" office:value-type="float" office:value="60110484.1368687" calcext:value-type="float">
            <text:p><text:s/>60,110,484 <text:s text:c="43"/></text:p>
          </table:table-cell>
          <table:table-cell table:style-name="ce33" office:value-type="float" office:value="25902778.8130535" calcext:value-type="float">
            <text:p><text:s/>25,902,779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2"/>
          <table:table-cell table:style-name="ce18"/>
          <table:table-cell table:style-name="ce24" office:value-type="float" office:value="86589371.4996207" calcext:value-type="float">
            <text:p><text:s/>86,589,371 <text:s text:c="43"/></text:p>
          </table:table-cell>
          <table:table-cell table:style-name="ce29" office:value-type="float" office:value="60981380.8674031" calcext:value-type="float">
            <text:p><text:s/>60,981,381 <text:s text:c="43"/></text:p>
          </table:table-cell>
          <table:table-cell table:style-name="ce33" office:value-type="float" office:value="25607990.6322176" calcext:value-type="float">
            <text:p><text:s/>25,607,991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2"/>
          <table:table-cell table:style-name="ce18"/>
          <table:table-cell table:style-name="ce24" office:value-type="float" office:value="86038390.7225946" calcext:value-type="float">
            <text:p><text:s/>86,038,391 <text:s text:c="43"/></text:p>
          </table:table-cell>
          <table:table-cell table:style-name="ce29" office:value-type="float" office:value="60793482.283681" calcext:value-type="float">
            <text:p><text:s/>60,793,482 <text:s text:c="43"/></text:p>
          </table:table-cell>
          <table:table-cell table:style-name="ce33" office:value-type="float" office:value="25244908.4389136" calcext:value-type="float">
            <text:p><text:s/>25,244,908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2"/>
          <table:table-cell table:style-name="ce18"/>
          <table:table-cell table:style-name="ce24" office:value-type="float" office:value="87664992.4618917" calcext:value-type="float">
            <text:p><text:s/>87,664,992 <text:s text:c="43"/></text:p>
          </table:table-cell>
          <table:table-cell table:style-name="ce29" office:value-type="float" office:value="61280237.3118206" calcext:value-type="float">
            <text:p><text:s/>61,280,237 <text:s text:c="43"/></text:p>
          </table:table-cell>
          <table:table-cell table:style-name="ce33" office:value-type="float" office:value="26384755.150071" calcext:value-type="float">
            <text:p><text:s/>26,384,755 <text:s text:c="43"/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2"/>
          <table:table-cell table:style-name="ce18"/>
          <table:table-cell table:style-name="ce24" office:value-type="float" office:value="85009165.4837048" calcext:value-type="float">
            <text:p><text:s/>85,009,165 <text:s text:c="43"/></text:p>
          </table:table-cell>
          <table:table-cell table:style-name="ce29" office:value-type="float" office:value="60892967.7509553" calcext:value-type="float">
            <text:p><text:s/>60,892,968 <text:s text:c="43"/></text:p>
          </table:table-cell>
          <table:table-cell table:style-name="ce33" office:value-type="float" office:value="24116197.7327495" calcext:value-type="float">
            <text:p><text:s/>24,116,19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/>
          <table:table-cell table:style-name="ce18"/>
          <table:table-cell table:style-name="ce24"/>
          <table:table-cell table:style-name="ce29"/>
          <table:table-cell table:style-name="ce33"/>
          <table:table-cell table:number-columns-repeated="1018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8"/>
          <table:table-cell table:style-name="ce24" office:value-type="float" office:value="6989323.68843647" calcext:value-type="float">
            <text:p><text:s/>6,989,324 <text:s text:c="43"/></text:p>
          </table:table-cell>
          <table:table-cell table:style-name="ce29" office:value-type="float" office:value="4825525.92691412" calcext:value-type="float">
            <text:p><text:s/>4,825,526 <text:s text:c="43"/></text:p>
          </table:table-cell>
          <table:table-cell table:style-name="ce33" office:value-type="float" office:value="2163797.76152235" calcext:value-type="float">
            <text:p><text:s/>2,163,79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8"/>
          <table:table-cell table:style-name="ce24" office:value-type="float" office:value="6645147.33389487" calcext:value-type="float">
            <text:p><text:s/>6,645,147 <text:s text:c="43"/></text:p>
          </table:table-cell>
          <table:table-cell table:style-name="ce29" office:value-type="float" office:value="4740890.40238963" calcext:value-type="float">
            <text:p><text:s/>4,740,890 <text:s text:c="43"/></text:p>
          </table:table-cell>
          <table:table-cell table:style-name="ce33" office:value-type="float" office:value="1904256.93150524" calcext:value-type="float">
            <text:p><text:s/>1,904,257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8"/>
          <table:table-cell table:style-name="ce24" office:value-type="float" office:value="6764046.57394698" calcext:value-type="float">
            <text:p><text:s/>6,764,047 <text:s text:c="43"/></text:p>
          </table:table-cell>
          <table:table-cell table:style-name="ce29" office:value-type="float" office:value="4883919.05779951" calcext:value-type="float">
            <text:p><text:s/>4,883,919 <text:s text:c="43"/></text:p>
          </table:table-cell>
          <table:table-cell table:style-name="ce33" office:value-type="float" office:value="1880127.51614747" calcext:value-type="float">
            <text:p><text:s/>1,880,12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8"/>
          <table:table-cell table:style-name="ce24" office:value-type="float" office:value="6811283.26217932" calcext:value-type="float">
            <text:p><text:s/>6,811,283 <text:s text:c="43"/></text:p>
          </table:table-cell>
          <table:table-cell table:style-name="ce29" office:value-type="float" office:value="4800419.85770188" calcext:value-type="float">
            <text:p><text:s/>4,800,420 <text:s text:c="43"/></text:p>
          </table:table-cell>
          <table:table-cell table:style-name="ce33" office:value-type="float" office:value="2010863.40447743" calcext:value-type="float">
            <text:p><text:s/>2,010,863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8"/>
          <table:table-cell table:style-name="ce24" office:value-type="float" office:value="7137856.00210983" calcext:value-type="float">
            <text:p><text:s/>7,137,856 <text:s text:c="43"/></text:p>
          </table:table-cell>
          <table:table-cell table:style-name="ce29" office:value-type="float" office:value="5116417.29673051" calcext:value-type="float">
            <text:p><text:s/>5,116,417 <text:s text:c="43"/></text:p>
          </table:table-cell>
          <table:table-cell table:style-name="ce33" office:value-type="float" office:value="2021438.70537931" calcext:value-type="float">
            <text:p><text:s/>2,021,439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8"/>
          <table:table-cell table:style-name="ce24" office:value-type="float" office:value="7102588.54831574" calcext:value-type="float">
            <text:p><text:s/>7,102,589 <text:s text:c="43"/></text:p>
          </table:table-cell>
          <table:table-cell table:style-name="ce29" office:value-type="float" office:value="5058611.85610574" calcext:value-type="float">
            <text:p><text:s/>5,058,612 <text:s text:c="43"/></text:p>
          </table:table-cell>
          <table:table-cell table:style-name="ce33" office:value-type="float" office:value="2043976.69221" calcext:value-type="float">
            <text:p><text:s/>2,043,977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8"/>
          <table:table-cell table:style-name="ce24" office:value-type="float" office:value="7467686.1990354" calcext:value-type="float">
            <text:p><text:s/>7,467,686 <text:s text:c="43"/></text:p>
          </table:table-cell>
          <table:table-cell table:style-name="ce29" office:value-type="float" office:value="5359080.63313663" calcext:value-type="float">
            <text:p><text:s/>5,359,081 <text:s text:c="43"/></text:p>
          </table:table-cell>
          <table:table-cell table:style-name="ce33" office:value-type="float" office:value="2108605.56589877" calcext:value-type="float">
            <text:p><text:s/>2,108,606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8"/>
          <table:table-cell table:style-name="ce24" office:value-type="float" office:value="7106284.6619667" calcext:value-type="float">
            <text:p><text:s/>7,106,285 <text:s text:c="43"/></text:p>
          </table:table-cell>
          <table:table-cell table:style-name="ce29" office:value-type="float" office:value="5337006.29706468" calcext:value-type="float">
            <text:p><text:s/>5,337,006 <text:s text:c="43"/></text:p>
          </table:table-cell>
          <table:table-cell table:style-name="ce33" office:value-type="float" office:value="1769278.36490202" calcext:value-type="float">
            <text:p><text:s/>1,769,27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8"/>
          <table:table-cell table:style-name="ce24" office:value-type="float" office:value="6994320.63295703" calcext:value-type="float">
            <text:p><text:s/>6,994,321 <text:s text:c="43"/></text:p>
          </table:table-cell>
          <table:table-cell table:style-name="ce29" office:value-type="float" office:value="5255652.94040459" calcext:value-type="float">
            <text:p><text:s/>5,255,653 <text:s text:c="43"/></text:p>
          </table:table-cell>
          <table:table-cell table:style-name="ce33" office:value-type="float" office:value="1738667.69255244" calcext:value-type="float">
            <text:p><text:s/>1,738,66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8"/>
          <table:table-cell table:style-name="ce24" office:value-type="float" office:value="7428564.37324735" calcext:value-type="float">
            <text:p><text:s/>7,428,564 <text:s text:c="43"/></text:p>
          </table:table-cell>
          <table:table-cell table:style-name="ce29" office:value-type="float" office:value="5211075.3044069" calcext:value-type="float">
            <text:p><text:s/>5,211,075 <text:s text:c="43"/></text:p>
          </table:table-cell>
          <table:table-cell table:style-name="ce33" office:value-type="float" office:value="2217489.06884045" calcext:value-type="float">
            <text:p><text:s/>2,217,489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8"/>
          <table:table-cell table:style-name="ce24" office:value-type="float" office:value="7476869.19920146" calcext:value-type="float">
            <text:p><text:s/>7,476,869 <text:s text:c="43"/></text:p>
          </table:table-cell>
          <table:table-cell table:style-name="ce29" office:value-type="float" office:value="5164671.10414457" calcext:value-type="float">
            <text:p><text:s/>5,164,671 <text:s text:c="43"/></text:p>
          </table:table-cell>
          <table:table-cell table:style-name="ce33" office:value-type="float" office:value="2312198.09505689" calcext:value-type="float">
            <text:p><text:s/>2,312,19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 - 11月</text:p>
          </table:table-cell>
          <table:table-cell table:style-name="ce18"/>
          <table:table-cell table:style-name="ce24" office:value-type="float" office:value="77923970.4752911" calcext:value-type="float">
            <text:p><text:s/>77,923,970 <text:s text:c="43"/></text:p>
          </table:table-cell>
          <table:table-cell table:style-name="ce29" office:value-type="float" office:value="55753270.6767988" calcext:value-type="float">
            <text:p><text:s/>55,753,271 <text:s text:c="43"/></text:p>
          </table:table-cell>
          <table:table-cell table:style-name="ce33" office:value-type="float" office:value="22170699.7984924" calcext:value-type="float">
            <text:p><text:s/>22,170,700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2月</text:p>
          </table:table-cell>
          <table:table-cell table:style-name="ce18"/>
          <table:table-cell table:style-name="ce24" office:value-type="float" office:value="7476114.36345869" calcext:value-type="float">
            <text:p><text:s/>7,476,114 <text:s text:c="43"/></text:p>
          </table:table-cell>
          <table:table-cell table:style-name="ce29" office:value-type="float" office:value="5217318.0347653" calcext:value-type="float">
            <text:p><text:s/>5,217,318 <text:s text:c="43"/></text:p>
          </table:table-cell>
          <table:table-cell table:style-name="ce33" office:value-type="float" office:value="2258796.32869339" calcext:value-type="float">
            <text:p><text:s/>2,258,796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 - 12月</text:p>
          </table:table-cell>
          <table:table-cell table:style-name="ce18"/>
          <table:table-cell table:style-name="ce24" office:value-type="float" office:value="85400084.8387498" calcext:value-type="float">
            <text:p><text:s/>85,400,085 <text:s text:c="43"/></text:p>
          </table:table-cell>
          <table:table-cell table:style-name="ce29" office:value-type="float" office:value="60970588.7115641" calcext:value-type="float">
            <text:p><text:s/>60,970,589 <text:s text:c="43"/></text:p>
          </table:table-cell>
          <table:table-cell table:style-name="ce33" office:value-type="float" office:value="24429496.1271858" calcext:value-type="float">
            <text:p><text:s/>24,429,496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/>
          <table:table-cell table:style-name="ce18"/>
          <table:table-cell table:style-name="ce24"/>
          <table:table-cell table:style-name="ce29"/>
          <table:table-cell table:style-name="ce33"/>
          <table:table-cell table:number-columns-repeated="1018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8"/>
          <table:table-cell table:style-name="ce24" office:value-type="float" office:value="7549861.08552381" calcext:value-type="float">
            <text:p><text:s/>7,549,861 <text:s text:c="43"/></text:p>
          </table:table-cell>
          <table:table-cell table:style-name="ce29" office:value-type="float" office:value="5158013.38385253" calcext:value-type="float">
            <text:p><text:s/>5,158,013 <text:s text:c="43"/></text:p>
          </table:table-cell>
          <table:table-cell table:style-name="ce33" office:value-type="float" office:value="2391847.70167128" calcext:value-type="float">
            <text:p><text:s/>2,391,84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8"/>
          <table:table-cell table:style-name="ce24" office:value-type="float" office:value="6822739.85438655" calcext:value-type="float">
            <text:p><text:s/>6,822,740 <text:s text:c="43"/></text:p>
          </table:table-cell>
          <table:table-cell table:style-name="ce29" office:value-type="float" office:value="4687094.4394408" calcext:value-type="float">
            <text:p><text:s/>4,687,094 <text:s text:c="43"/></text:p>
          </table:table-cell>
          <table:table-cell table:style-name="ce33" office:value-type="float" office:value="2135645.41494575" calcext:value-type="float">
            <text:p><text:s/>2,135,645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8"/>
          <table:table-cell table:style-name="ce24" office:value-type="float" office:value="7526113.88855259" calcext:value-type="float">
            <text:p><text:s/>7,526,114 <text:s text:c="43"/></text:p>
          </table:table-cell>
          <table:table-cell table:style-name="ce29" office:value-type="float" office:value="5193073.40022394" calcext:value-type="float">
            <text:p><text:s/>5,193,073 <text:s text:c="43"/></text:p>
          </table:table-cell>
          <table:table-cell table:style-name="ce33" office:value-type="float" office:value="2333040.48832865" calcext:value-type="float">
            <text:p><text:s/>2,333,040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8"/>
          <table:table-cell table:style-name="ce24" office:value-type="float" office:value="7168902.78616696" calcext:value-type="float">
            <text:p><text:s/>7,168,903 <text:s text:c="43"/></text:p>
          </table:table-cell>
          <table:table-cell table:style-name="ce29" office:value-type="float" office:value="4991618.24024753" calcext:value-type="float">
            <text:p><text:s/>4,991,618 <text:s text:c="43"/></text:p>
          </table:table-cell>
          <table:table-cell table:style-name="ce33" office:value-type="float" office:value="2177284.54591942" calcext:value-type="float">
            <text:p><text:s/>2,177,285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8"/>
          <table:table-cell table:style-name="ce24" office:value-type="float" office:value="7633454.2635079" calcext:value-type="float">
            <text:p><text:s/>7,633,454 <text:s text:c="43"/></text:p>
          </table:table-cell>
          <table:table-cell table:style-name="ce29" office:value-type="float" office:value="5273288.37483617" calcext:value-type="float">
            <text:p><text:s/>5,273,288 <text:s text:c="43"/></text:p>
          </table:table-cell>
          <table:table-cell table:style-name="ce33" office:value-type="float" office:value="2360165.88867173" calcext:value-type="float">
            <text:p><text:s/>2,360,166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8"/>
          <table:table-cell table:style-name="ce24" office:value-type="float" office:value="7103420.85812088" calcext:value-type="float">
            <text:p><text:s/>7,103,421 <text:s text:c="43"/></text:p>
          </table:table-cell>
          <table:table-cell table:style-name="ce29" office:value-type="float" office:value="5014648.99339114" calcext:value-type="float">
            <text:p><text:s/>5,014,649 <text:s text:c="43"/></text:p>
          </table:table-cell>
          <table:table-cell table:style-name="ce33" office:value-type="float" office:value="2088771.86472974" calcext:value-type="float">
            <text:p><text:s/>2,088,772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8"/>
          <table:table-cell table:style-name="ce24" office:value-type="float" office:value="7504205.89312918" calcext:value-type="float">
            <text:p><text:s/>7,504,206 <text:s text:c="43"/></text:p>
          </table:table-cell>
          <table:table-cell table:style-name="ce29" office:value-type="float" office:value="5371836.4071477" calcext:value-type="float">
            <text:p><text:s/>5,371,836 <text:s text:c="43"/></text:p>
          </table:table-cell>
          <table:table-cell table:style-name="ce33" office:value-type="float" office:value="2132369.48598147" calcext:value-type="float">
            <text:p><text:s/>2,132,369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8"/>
          <table:table-cell table:style-name="ce24" office:value-type="float" office:value="7713887.65193793" calcext:value-type="float">
            <text:p><text:s/>7,713,888 <text:s text:c="43"/></text:p>
          </table:table-cell>
          <table:table-cell table:style-name="ce29" office:value-type="float" office:value="5446648.78983123" calcext:value-type="float">
            <text:p><text:s/>5,446,649 <text:s text:c="43"/></text:p>
          </table:table-cell>
          <table:table-cell table:style-name="ce33" office:value-type="float" office:value="2267238.8621067" calcext:value-type="float">
            <text:p><text:s/>2,267,239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8"/>
          <table:table-cell table:style-name="ce24" office:value-type="float" office:value="7631506.44679543" calcext:value-type="float">
            <text:p><text:s/>7,631,506 <text:s text:c="43"/></text:p>
          </table:table-cell>
          <table:table-cell table:style-name="ce29" office:value-type="float" office:value="5378381.94939257" calcext:value-type="float">
            <text:p><text:s/>5,378,382 <text:s text:c="43"/></text:p>
          </table:table-cell>
          <table:table-cell table:style-name="ce33" office:value-type="float" office:value="2253124.49740286" calcext:value-type="float">
            <text:p><text:s/>2,253,124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8"/>
          <table:table-cell table:style-name="ce24" office:value-type="float" office:value="7856528.00356992" calcext:value-type="float">
            <text:p><text:s/>7,856,528 <text:s text:c="43"/></text:p>
          </table:table-cell>
          <table:table-cell table:style-name="ce29" office:value-type="float" office:value="5546900.28197599" calcext:value-type="float">
            <text:p><text:s/>5,546,900 <text:s text:c="43"/></text:p>
          </table:table-cell>
          <table:table-cell table:style-name="ce33" office:value-type="float" office:value="2309627.72159393" calcext:value-type="float">
            <text:p><text:s/>2,309,628 <text:s text:c="43"/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8"/>
          <table:table-cell table:style-name="ce24" office:value-type="float" office:value="7317251.76396021" calcext:value-type="float">
            <text:p><text:s/>7,317,252 <text:s text:c="43"/></text:p>
          </table:table-cell>
          <table:table-cell table:style-name="ce29" office:value-type="float" office:value="5095437.33283651" calcext:value-type="float">
            <text:p><text:s/>5,095,437 <text:s text:c="43"/></text:p>
          </table:table-cell>
          <table:table-cell table:style-name="ce33" office:value-type="float" office:value="2221814.4311237" calcext:value-type="float">
            <text:p><text:s/>2,221,814 <text:s text:c="43"/>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5" office:value-type="float" office:value="81827872.4956513" calcext:value-type="float">
            <text:p><text:s/>81,827,872 <text:s text:c="43"/></text:p>
          </table:table-cell>
          <table:table-cell table:style-name="ce30" office:value-type="float" office:value="57156941.5931761" calcext:value-type="float">
            <text:p><text:s/>57,156,942 <text:s text:c="43"/></text:p>
          </table:table-cell>
          <table:table-cell table:style-name="ce34" office:value-type="float" office:value="24670930.9024752" calcext:value-type="float">
            <text:p><text:s/>24,670,931 <text:s text:c="43"/>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6" table:number-rows-spanned="1">
            <text:p>註：1.能源用=能源部門自用+能源消費（工業+運輸+農業+服務業+住宅）。</text:p>
          </table:table-cell>
          <table:covered-table-cell table:number-columns-repeated="5" table:style-name="ce14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　　2.非能源用=非能源消費。</text:p>
          </table:table-cell>
          <table:covered-table-cell table:number-columns-repeated="5" table:style-name="ce15"/>
          <table:table-cell table:number-columns-repeated="1018"/>
        </table:table-row>
        <table:table-row table:style-name="ro5" table:number-rows-repeated="18">
          <table:table-cell table:number-columns-repeated="3"/>
          <table:table-cell table:style-name="ce26" table:number-columns-repeated="3"/>
          <table:table-cell table:number-columns-repeated="1018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  </number:text>
    </number:number-style>
    <number:number-style style:name="N183">
      <number:text>-       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                                          </number:text>
    </number:number-style>
    <number:number-style style:name="N18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                                      </number:text>
    </number:number-style>
    <number:number-style style:name="N185">
      <number:text>-                                            </number:text>
      <style:map style:condition="value()&gt;0" style:apply-style-name="N185P0"/>
      <style:map style:condition="value()&lt;0" style:apply-style-name="N18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內能源消費(按用途區分)</dc:title>
    <dc:subject>國內能源消費(按用途區分)</dc:subject>
    <meta:keyword>能源統計月報</meta:keyword>
    <dc:description>國內能源消費(按用途區分)</dc:description>
    <meta:initial-creator>國際合作與能源統計科</meta:initial-creator>
    <meta:creation-date>2012-04-18T16:27:19</meta:creation-date>
    <dc:creator>方文秀</dc:creator>
    <dc:date>2021-12-29T20:18:54</dc:date>
    <meta:print-date>2021-12-29T20:18:51</meta:print-date>
    <meta:document-statistic meta:table-count="1" meta:cell-count="186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